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982d7" officeooo:paragraph-rsid="0000943c" fo:background-color="transparent"/>
    </style:style>
    <style:style style:name="P2" style:family="paragraph" style:parent-style-name="Standard">
      <style:text-properties fo:color="#000000" loext:opacity="100%" officeooo:rsid="00191304" officeooo:paragraph-rsid="0000943c" fo:background-color="transparent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officeooo:paragraph-rsid="0000943c" fo:background-color="transparent"/>
    </style:style>
    <style:style style:name="P5" style:family="paragraph" style:parent-style-name="Standard">
      <style:text-properties fo:color="#000000" loext:opacity="100%" officeooo:rsid="0000943c" officeooo:paragraph-rsid="0000943c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1304" officeooo:paragraph-rsid="0000943c" fo:background-color="transparent"/>
    </style:style>
    <style:style style:name="P7" style:family="paragraph" style:parent-style-name="Standard">
      <style:text-properties fo:color="#000000" loext:opacity="100%" style:font-name="Droid Sans Mono" fo:font-size="10.5pt" fo:font-weight="normal" officeooo:rsid="00191304" officeooo:paragraph-rsid="0000943c" fo:background-color="transparent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00943c" fo:background-color="transparent"/>
    </style:style>
    <style:style style:name="P10" style:family="paragraph" style:parent-style-name="Standard">
      <style:text-properties fo:color="#000000" loext:opacity="100%" style:font-name="Droid Sans Mono" fo:font-size="10.5pt" fo:font-weight="normal" officeooo:paragraph-rsid="0000943c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82d7" officeooo:paragraph-rsid="0000943c" fo:background-color="transparent"/>
    </style:style>
    <style:style style:name="P12" style:family="paragraph" style:parent-style-name="Standard">
      <style:text-properties fo:color="#000000" loext:opacity="100%" style:font-name="Droid Sans Mono" fo:font-size="10.5pt" fo:font-weight="normal" officeooo:rsid="001982d7" officeooo:paragraph-rsid="0000943c" fo:background-color="transparent"/>
    </style:style>
    <style:style style:name="P13" style:family="paragraph" style:parent-style-name="Standard">
      <style:text-properties fo:color="#000000" loext:opacity="100%" style:font-name="Droid Sans Mono" fo:font-size="10.5pt" fo:font-weight="normal" officeooo:rsid="0000943c" officeooo:paragraph-rsid="0000943c" fo:background-color="transparent"/>
    </style:style>
    <style:style style:name="P1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00943c" fo:background-color="#1e1e1e"/>
    </style:style>
    <style:style style:name="P16" style:family="paragraph" style:parent-style-name="Standard">
      <style:text-properties fo:color="#d4d4d4" loext:opacity="100%" style:font-name="Droid Sans Mono" fo:font-size="10.5pt" fo:font-weight="normal" officeooo:paragraph-rsid="0000943c" fo:background-color="#1e1e1e"/>
    </style:style>
    <style:style style:name="P17" style:family="paragraph" style:parent-style-name="Standard">
      <style:text-properties fo:color="#d4d4d4" loext:opacity="100%" style:font-name="Droid Sans Mono" fo:font-size="10.5pt" fo:font-weight="normal" officeooo:rsid="001982d7" officeooo:paragraph-rsid="0000943c" fo:background-color="#1e1e1e"/>
    </style:style>
    <style:style style:name="P18" style:family="paragraph" style:parent-style-name="Standard">
      <style:text-properties fo:color="#d4d4d4" loext:opacity="100%" style:font-name="Droid Sans Mono" fo:font-size="10.5pt" fo:font-weight="normal" officeooo:paragraph-rsid="0000943c" fo:background-color="#1e1e1e"/>
    </style:style>
    <style:style style:name="P19" style:family="paragraph" style:parent-style-name="Standard">
      <style:paragraph-properties style:line-height-at-least="0.503cm"/>
      <style:text-properties officeooo:paragraph-rsid="0000943c"/>
    </style:style>
    <style:style style:name="P20" style:family="paragraph" style:parent-style-name="Standard">
      <style:paragraph-properties fo:margin-top="0cm" fo:margin-bottom="0.499cm" style:contextual-spacing="false" style:line-height-at-least="0.503cm"/>
      <style:text-properties officeooo:paragraph-rsid="0000943c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officeooo:rsid="001d4cbb"/>
    </style:style>
    <style:style style:name="T3" style:family="text">
      <style:text-properties fo:color="#9b9b9b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bd63c5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c8c8c8" loext:opacity="100%"/>
    </style:style>
    <style:style style:name="T9" style:family="text">
      <style:text-properties fo:color="#7f7f7f" loext:opacity="100%"/>
    </style:style>
    <style:style style:name="T10" style:family="text">
      <style:text-properties fo:color="#4ec9b0" loext:opacity="100%"/>
    </style:style>
    <style:style style:name="T11" style:family="text">
      <style:text-properties officeooo:rsid="0000943c"/>
    </style:style>
    <style:style style:name="T12" style:family="text">
      <style:text-properties fo:color="#dadada" loext:opacity="100%"/>
    </style:style>
    <style:style style:name="T13" style:family="text">
      <style:text-properties fo:color="#6a9955" loext:opacity="100%"/>
    </style:style>
    <style:style style:name="T14" style:family="text">
      <style:text-properties fo:color="#808080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f4474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ivya Singh</text:p>
      <text:p text:style-name="P2">CSE D 44</text:p>
      <text:p text:style-name="P2">220905370</text:p>
      <text:p text:style-name="P2"/>
      <text:p text:style-name="P2">Lab <text:span text:style-name="T11">3</text:span> : <text:span text:style-name="T11">Construction of Token Genarator</text:span></text:p>
      <text:p text:style-name="P2"/>
      <text:p text:style-name="P2">Q1.Write functions to identify the following tokens.</text:p>
      <text:p text:style-name="P2"><text:tab/>a. Arithmetic, relational and logical operators.</text:p>
      <text:p text:style-name="P2"><text:tab/>b. Special symbols, keywords, numerical constants, string literals and identifiers.</text:p>
      <text:p text:style-name="P2"/>
      <text:p text:style-name="P2">Code:</text:p>
      <text:p text:style-name="P2"/>
      <text:p text:style-name="P10">#include &lt;stdio.h&gt;</text:p>
      <text:p text:style-name="P8">#include &lt;string.h&gt;</text:p>
      <text:p text:style-name="P8">#include &lt;stdlib.h&gt;</text:p>
      <text:p text:style-name="P3"/>
      <text:p text:style-name="P8">typedef struct token {</text:p>
      <text:p text:style-name="P8">char token_name[10];</text:p>
      <text:p text:style-name="P8">int row, col;</text:p>
      <text:p text:style-name="P8">char type[10];</text:p>
      <text:p text:style-name="P8">int index;</text:p>
      <text:p text:style-name="P8">} token;</text:p>
      <text:p text:style-name="P3"/>
      <text:p text:style-name="P8">int main()</text:p>
      <text:p text:style-name="P8">{</text:p>
      <text:p text:style-name="P8">token tok;</text:p>
      <text:p text:style-name="P8">char c, buf[10];</text:p>
      <text:p text:style-name="P8">int row = 1, col = 1;</text:p>
      <text:p text:style-name="P8">FILE *fp = fopen("digit.c", "r");</text:p>
      <text:p text:style-name="P8">FILE *out_fp = fopen("q1a_out", "w");</text:p>
      <text:p text:style-name="P3"/>
      <text:p text:style-name="P8">if (fp == NULL)</text:p>
      <text:p text:style-name="P8">{</text:p>
      <text:p text:style-name="P8">printf("Cannot open input file \n");</text:p>
      <text:p text:style-name="P8">exit(0);</text:p>
      <text:p text:style-name="P8">}</text:p>
      <text:p text:style-name="P3"/>
      <text:p text:style-name="P8">if (out_fp == NULL)</text:p>
      <text:p text:style-name="P8">{</text:p>
      <text:p text:style-name="P8">printf("Cannot open output file \n");</text:p>
      <text:p text:style-name="P8">exit(0);</text:p>
      <text:p text:style-name="P8">}</text:p>
      <text:p text:style-name="P3"/>
      <text:p text:style-name="P8">c = fgetc(fp);</text:p>
      <text:p text:style-name="P8">while (c != EOF)</text:p>
      <text:p text:style-name="P8">{</text:p>
      <text:p text:style-name="P8">int i = 0;</text:p>
      <text:p text:style-name="P8">buf[0] = '\0';</text:p>
      <text:p text:style-name="P3"/>
      <text:p text:style-name="P8">if (c == '=')</text:p>
      <text:p text:style-name="P8">{</text:p>
      <text:p text:style-name="P8"><text:soft-page-break/>buf[i++] = c;</text:p>
      <text:p text:style-name="P8">c = fgetc(fp);</text:p>
      <text:p text:style-name="P8">if (c == '=')</text:p>
      <text:p text:style-name="P8">{</text:p>
      <text:p text:style-name="P8">buf[i++] = c;</text:p>
      <text:p text:style-name="P8">buf[i] = '\0';</text:p>
      <text:p text:style-name="P8">strcpy(tok.token_name, buf);</text:p>
      <text:p text:style-name="P8">tok.row = row;</text:p>
      <text:p text:style-name="P8">tok.col = col;</text:p>
      <text:p text:style-name="P8">strcpy(tok.type, "RelOP");</text:p>
      <text:p text:style-name="P8">fprintf(out_fp, "&lt; %s, %d, %d, %s &gt;\n", tok.token_name, tok.row, tok.col, tok.type);</text:p>
      <text:p text:style-name="P8">}</text:p>
      <text:p text:style-name="P8">else</text:p>
      <text:p text:style-name="P8">{</text:p>
      <text:p text:style-name="P8">buf[i] = '\0';</text:p>
      <text:p text:style-name="P8">strcpy(tok.token_name, buf);</text:p>
      <text:p text:style-name="P8">tok.row = row;</text:p>
      <text:p text:style-name="P8">tok.col = col;</text:p>
      <text:p text:style-name="P8">strcpy(tok.type, "AssignOP");</text:p>
      <text:p text:style-name="P8">fprintf(out_fp, "&lt; %s, %d, %d, %s &gt;\n", tok.token_name, tok.row, tok.col, tok.type);</text:p>
      <text:p text:style-name="P8">}</text:p>
      <text:p text:style-name="P8">}</text:p>
      <text:p text:style-name="P8">else if (c == '&amp;' || c == '|' || c == '!')</text:p>
      <text:p text:style-name="P8">{</text:p>
      <text:p text:style-name="P8">buf[i++] = c;</text:p>
      <text:p text:style-name="P8">char dup = c;</text:p>
      <text:p text:style-name="P8">c = fgetc(fp);</text:p>
      <text:p text:style-name="P3"/>
      <text:p text:style-name="P8">if (c == dup)</text:p>
      <text:p text:style-name="P8">{</text:p>
      <text:p text:style-name="P8">buf[i++] = c;</text:p>
      <text:p text:style-name="P8">}</text:p>
      <text:p text:style-name="P8">buf[i] = '\0';</text:p>
      <text:p text:style-name="P8">strcpy(tok.token_name, buf);</text:p>
      <text:p text:style-name="P8">tok.row = row;</text:p>
      <text:p text:style-name="P8">tok.col = col;</text:p>
      <text:p text:style-name="P8">strcpy(tok.type, "LogOP");</text:p>
      <text:p text:style-name="P8">fprintf(out_fp, "&lt; %s, %d, %d, %s &gt;\n", tok.token_name, tok.row, tok.col, tok.type);</text:p>
      <text:p text:style-name="P8">}</text:p>
      <text:p text:style-name="P8">else if (c == '&lt;' || c == '&gt;' || c == '!')</text:p>
      <text:p text:style-name="P8">{</text:p>
      <text:p text:style-name="P8">buf[i++] = c;</text:p>
      <text:p text:style-name="P8">c = fgetc(fp);</text:p>
      <text:p text:style-name="P3"/>
      <text:p text:style-name="P8">if (c == '=')</text:p>
      <text:p text:style-name="P8">{</text:p>
      <text:p text:style-name="P8">buf[i++] = c;</text:p>
      <text:p text:style-name="P8">}</text:p>
      <text:p text:style-name="P8">buf[i] = '\0';</text:p>
      <text:p text:style-name="P8">strcpy(tok.token_name, buf);</text:p>
      <text:p text:style-name="P8">tok.row = row;</text:p>
      <text:p text:style-name="P8"><text:soft-page-break/>tok.col = col;</text:p>
      <text:p text:style-name="P8">strcpy(tok.type, "RelOP");</text:p>
      <text:p text:style-name="P8">fprintf(out_fp, "&lt; %s, %d, %d, %s &gt;\n", tok.token_name, tok.row, tok.col, tok.type);</text:p>
      <text:p text:style-name="P8">}</text:p>
      <text:p text:style-name="P8">else</text:p>
      <text:p text:style-name="P8">{</text:p>
      <text:p text:style-name="P8">buf[i] = '\0';</text:p>
      <text:p text:style-name="P8">}</text:p>
      <text:p text:style-name="P3"/>
      <text:p text:style-name="P8">c = fgetc(fp);</text:p>
      <text:p text:style-name="P8">col++;</text:p>
      <text:p text:style-name="P3"/>
      <text:p text:style-name="P8">if (c == '\n')</text:p>
      <text:p text:style-name="P8">{</text:p>
      <text:p text:style-name="P8">row++;</text:p>
      <text:p text:style-name="P8">col = 1;</text:p>
      <text:p text:style-name="P8">}</text:p>
      <text:p text:style-name="P8">}</text:p>
      <text:p text:style-name="P3"/>
      <text:p text:style-name="P8">fclose(fp);</text:p>
      <text:p text:style-name="P8">fclose(out_fp);</text:p>
      <text:p text:style-name="P8">return 0;</text:p>
      <text:p text:style-name="P8">}</text:p>
      <text:p text:style-name="P8"/>
      <text:p text:style-name="P13">B.</text:p>
      <text:p text:style-name="P13"/>
      <text:p text:style-name="P13">#include &lt;stdio.h&gt;</text:p>
      <text:p text:style-name="P8">#include &lt;string.h&gt;</text:p>
      <text:p text:style-name="P8">#include &lt;stdlib.h&gt;</text:p>
      <text:p text:style-name="P8">#include &lt;ctype.h&gt;</text:p>
      <text:p text:style-name="P3"/>
      <text:p text:style-name="P8">typedef struct token {</text:p>
      <text:p text:style-name="P8">char token_name[20];</text:p>
      <text:p text:style-name="P8">int row, col;</text:p>
      <text:p text:style-name="P8">char type[20];</text:p>
      <text:p text:style-name="P8">int index;</text:p>
      <text:p text:style-name="P8">} token;</text:p>
      <text:p text:style-name="P3"/>
      <text:p text:style-name="P8">int main()</text:p>
      <text:p text:style-name="P8">{</text:p>
      <text:p text:style-name="P8">token tok;</text:p>
      <text:p text:style-name="P8">char c, buf[20];</text:p>
      <text:p text:style-name="P8">int row = 1, col = 1;</text:p>
      <text:p text:style-name="P8">FILE *fp = fopen("digit.c", "r");</text:p>
      <text:p text:style-name="P8">FILE *out_fp = fopen("q1b_out", "w"); </text:p>
      <text:p text:style-name="P3"/>
      <text:p text:style-name="P8">if (fp == NULL) {</text:p>
      <text:p text:style-name="P8">printf("Cannot open file \n");</text:p>
      <text:p text:style-name="P8">exit(0);</text:p>
      <text:p text:style-name="P8">}</text:p>
      <text:p text:style-name="P3"/>
      <text:p text:style-name="P8"><text:soft-page-break/>if (out_fp == NULL) {</text:p>
      <text:p text:style-name="P8">printf("Cannot open output file \n");</text:p>
      <text:p text:style-name="P8">exit(0);</text:p>
      <text:p text:style-name="P8">}</text:p>
      <text:p text:style-name="P3"/>
      <text:p text:style-name="P8">c = fgetc(fp);</text:p>
      <text:p text:style-name="P8">while (c != EOF) {</text:p>
      <text:p text:style-name="P8">int i = 0;</text:p>
      <text:p text:style-name="P8">buf[0] = '\0';</text:p>
      <text:p text:style-name="P3"/>
      <text:p text:style-name="P8">if (c == '=' || c == '&lt;' || c == '&gt;' || c == '+' || c == '-' || c == '*' || c == '/') {</text:p>
      <text:p text:style-name="P8">buf[i++] = c;</text:p>
      <text:p text:style-name="P8">buf[i] = '\0';</text:p>
      <text:p text:style-name="P8">strcpy(tok.token_name, buf);</text:p>
      <text:p text:style-name="P8">tok.row = row;</text:p>
      <text:p text:style-name="P8">tok.col = col;</text:p>
      <text:p text:style-name="P8">strcpy(tok.type, "SpecialSymbol");</text:p>
      <text:p text:style-name="P8">fprintf(out_fp, "&lt; %s, %d, %d, %s &gt;\n", tok.token_name, tok.row, tok.col, tok.type); // Write to file</text:p>
      <text:p text:style-name="P8">} else if (c == '"' || isalpha(c) || c == '_') {</text:p>
      <text:p text:style-name="P8">if (c == '"') {</text:p>
      <text:p text:style-name="P8">i = 0;</text:p>
      <text:p text:style-name="P8">c = fgetc(fp);</text:p>
      <text:p text:style-name="P8">while (c != '"' &amp;&amp; c != EOF) {</text:p>
      <text:p text:style-name="P8">buf[i++] = c;</text:p>
      <text:p text:style-name="P8">c = fgetc(fp);</text:p>
      <text:p text:style-name="P8">}</text:p>
      <text:p text:style-name="P8">buf[i] = '\0';</text:p>
      <text:p text:style-name="P8">strcpy(tok.token_name, buf);</text:p>
      <text:p text:style-name="P8">tok.row = row;</text:p>
      <text:p text:style-name="P8">tok.col = col;</text:p>
      <text:p text:style-name="P8">strcpy(tok.type, "StringLiteral");</text:p>
      <text:p text:style-name="P8">fprintf(out_fp, "&lt; %s, %d, %d, %s &gt;\n", tok.token_name, tok.row, tok.col, tok.type); // Write to file</text:p>
      <text:p text:style-name="P8">} else if (isalpha(c) || c == '_') {</text:p>
      <text:p text:style-name="P8">i = 0;</text:p>
      <text:p text:style-name="P8">while (isalnum(c) || c == '_') {</text:p>
      <text:p text:style-name="P8">buf[i++] = c;</text:p>
      <text:p text:style-name="P8">c = fgetc(fp);</text:p>
      <text:p text:style-name="P8">}</text:p>
      <text:p text:style-name="P8">buf[i] = '\0';</text:p>
      <text:p text:style-name="P8">strcpy(tok.token_name, buf);</text:p>
      <text:p text:style-name="P8">tok.row = row;</text:p>
      <text:p text:style-name="P8">tok.col = col;</text:p>
      <text:p text:style-name="P8">strcpy(tok.type, "Identifier");</text:p>
      <text:p text:style-name="P8">fprintf(out_fp, "&lt; %s, %d, %d, %s &gt;\n", tok.token_name, tok.row, tok.col, tok.type); // Write to file</text:p>
      <text:p text:style-name="P8">}</text:p>
      <text:p text:style-name="P8">} else if (isdigit(c)) {</text:p>
      <text:p text:style-name="P8">i = 0;</text:p>
      <text:p text:style-name="P8">while (isdigit(c)) {</text:p>
      <text:p text:style-name="P8"><text:soft-page-break/>buf[i++] = c;</text:p>
      <text:p text:style-name="P8">c = fgetc(fp);</text:p>
      <text:p text:style-name="P8">}</text:p>
      <text:p text:style-name="P8">if (c == '.') {</text:p>
      <text:p text:style-name="P8">buf[i++] = c;</text:p>
      <text:p text:style-name="P8">c = fgetc(fp);</text:p>
      <text:p text:style-name="P8">while (isdigit(c)) {</text:p>
      <text:p text:style-name="P8">buf[i++] = c;</text:p>
      <text:p text:style-name="P8">c = fgetc(fp);</text:p>
      <text:p text:style-name="P8">}</text:p>
      <text:p text:style-name="P8">}</text:p>
      <text:p text:style-name="P8">buf[i] = '\0';</text:p>
      <text:p text:style-name="P8">strcpy(tok.token_name, buf);</text:p>
      <text:p text:style-name="P8">tok.row = row;</text:p>
      <text:p text:style-name="P8">tok.col = col;</text:p>
      <text:p text:style-name="P8">strcpy(tok.type, "NumericConstant");</text:p>
      <text:p text:style-name="P8">fprintf(out_fp, "&lt; %s, %d, %d, %s &gt;\n", tok.token_name, tok.row, tok.col, tok.type); // Write to file</text:p>
      <text:p text:style-name="P8">}</text:p>
      <text:p text:style-name="P3"/>
      <text:p text:style-name="P8">c = fgetc(fp);</text:p>
      <text:p text:style-name="P8">col++;</text:p>
      <text:p text:style-name="P3"/>
      <text:p text:style-name="P8">if (c == '\n') {</text:p>
      <text:p text:style-name="P8">row++;</text:p>
      <text:p text:style-name="P8">col = 1;</text:p>
      <text:p text:style-name="P8">}</text:p>
      <text:p text:style-name="P8">}</text:p>
      <text:p text:style-name="P3"/>
      <text:p text:style-name="P8">fclose(fp);</text:p>
      <text:p text:style-name="P8">fclose(out_fp); </text:p>
      <text:p text:style-name="P8">return 0;</text:p>
      <text:p text:style-name="P8">}</text:p>
      <text:p text:style-name="P14"/>
      <text:p text:style-name="P13"/>
      <text:p text:style-name="P9"/>
      <text:p text:style-name="P2"><text:span text:style-name="T1"/></text:p>
      <text:p text:style-name="P2"><text:span text:style-name="T1"/></text:p>
      <text:p text:style-name="P2"><text:span text:style-name="T1">Input:</text:span></text:p>
      <text:p text:style-name="P2"><text:span text:style-name="T1"/></text:p>
      <text:p text:style-name="P7">main()</text:p>
      <text:p text:style-name="P8">{</text:p>
      <text:p text:style-name="P8">int a,b,sum;</text:p>
      <text:p text:style-name="P8">a = 1;</text:p>
      <text:p text:style-name="P8">b = 1;</text:p>
      <text:p text:style-name="P8">sum = a + b;</text:p>
      <text:p text:style-name="P8">}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Output:</text:span></text:p>
      <text:p text:style-name="P5"><text:span text:style-name="T1"/></text:p>
      <text:p text:style-name="P5"><text:span text:style-name="T1">A</text:span></text:p>
      <text:p text:style-name="P5"><text:span text:style-name="T1"/></text:p>
      <text:p text:style-name="P2"><text:span text:style-name="T1">&lt; =, 4, 4, AssignOP &gt;</text:span></text:p>
      <text:p text:style-name="P2"><text:span text:style-name="T1">&lt; =, 5, 4, AssignOP &gt;</text:span></text:p>
      <text:p text:style-name="P2"><text:span text:style-name="T1">&lt; =, 6, 6, AssignOP &gt;</text:span></text:p>
      <text:p text:style-name="P2"><text:span text:style-name="T1"/></text:p>
      <text:p text:style-name="P5"><text:span text:style-name="T1">B</text:span></text:p>
      <text:p text:style-name="P5"><text:span text:style-name="T1"/></text:p>
      <text:p text:style-name="P5"><text:span text:style-name="T1">&lt; main, 1, 1, Identifier &gt;</text:span></text:p>
      <text:p text:style-name="P5"><text:span text:style-name="T1">&lt; int, 3, 2, Identifier &gt;</text:span></text:p>
      <text:p text:style-name="P5"><text:span text:style-name="T1">&lt; a, 3, 3, Identifier &gt;</text:span></text:p>
      <text:p text:style-name="P5"><text:span text:style-name="T1">&lt; b, 3, 4, Identifier &gt;</text:span></text:p>
      <text:p text:style-name="P5"><text:span text:style-name="T1">&lt; sum, 3, 5, Identifier &gt;</text:span></text:p>
      <text:p text:style-name="P5"><text:span text:style-name="T1">&lt; a, 4, 2, Identifier &gt;</text:span></text:p>
      <text:p text:style-name="P5"><text:span text:style-name="T1">&lt; =, 4, 3, SpecialSymbol &gt;</text:span></text:p>
      <text:p text:style-name="P5"><text:span text:style-name="T1">&lt; 1, 4, 5, NumericConstant &gt;</text:span></text:p>
      <text:p text:style-name="P5"><text:span text:style-name="T1">&lt; b, 5, 2, Identifier &gt;</text:span></text:p>
      <text:p text:style-name="P5"><text:span text:style-name="T1">&lt; =, 5, 3, SpecialSymbol &gt;</text:span></text:p>
      <text:p text:style-name="P5"><text:span text:style-name="T1">&lt; 1, 5, 5, NumericConstant &gt;</text:span></text:p>
      <text:p text:style-name="P5"><text:span text:style-name="T1">&lt; sum, 6, 2, Identifier &gt;</text:span></text:p>
      <text:p text:style-name="P5"><text:span text:style-name="T1">&lt; =, 6, 3, SpecialSymbol &gt;</text:span></text:p>
      <text:p text:style-name="P5"><text:span text:style-name="T1">&lt; a, 6, 5, Identifier &gt;</text:span></text:p>
      <text:p text:style-name="P5"><text:span text:style-name="T1">&lt; +, 6, 6, SpecialSymbol &gt;</text:span></text:p>
      <text:p text:style-name="P5"><text:span text:style-name="T1">&lt; b, 6, 8, Identifier &gt;</text:span></text:p>
      <text:p text:style-name="P2"><text:span text:style-name="T1"/></text:p>
      <text:p text:style-name="P2"><text:span text:style-name="T1"/></text:p>
      <text:p text:style-name="P2"><text:span text:style-name="T1">Q2.Design a lexical analyzer that includes a getNextToken() function for processing a <text:s text:c="9"/>simple C program.</text:span></text:p>
      <text:p text:style-name="P2"><text:span text:style-name="T1">The analyzer should construct a token structure containing the row number, column number, and token</text:span></text:p>
      <text:p text:style-name="P2"><text:span text:style-name="T1">type for each identified token. The getNextToken() function must ignore tokens located within single-</text:span></text:p>
      <text:p text:style-name="P2"><text:span text:style-name="T1">line or multi-line comments, as well as those found inside string literals. Additionally, it should strip</text:span></text:p>
      <text:p text:style-name="P2"><text:span text:style-name="T1">out preprocessor directives.</text:span></text:p>
      <text:p text:style-name="P2"><text:span text:style-name="T1"/></text:p>
      <text:p text:style-name="P2"><text:span text:style-name="T1">Code:</text:span></text:p>
      <text:p text:style-name="P2"><text:span text:style-name="T1"/></text:p>
      <text:p text:style-name="P10">#include &lt;stdio.h&gt;</text:p>
      <text:p text:style-name="P8">#include &lt;stdlib.h&gt;</text:p>
      <text:p text:style-name="P8">#include &lt;string.h&gt;</text:p>
      <text:p text:style-name="P8">#include &lt;ctype.h&gt;</text:p>
      <text:p text:style-name="P3"/>
      <text:p text:style-name="P8">struct token {</text:p>
      <text:p text:style-name="P8">char token_name[64];</text:p>
      <text:p text:style-name="P8">int row, col;</text:p>
      <text:p text:style-name="P8">char type[30];</text:p>
      <text:p text:style-name="P8">};</text:p>
      <text:p text:style-name="P3"/>
      <text:p text:style-name="P8">static int row = 1, col = 1;</text:p>
      <text:p text:style-name="P8">char specialsymbols[] = {'?', ';', ':', ',', '(', ')', '{', '}', '.'};</text:p>
      <text:p text:style-name="P8">char *Keywords[] = {"for", "if", "else", "while", "do", "break", "continue", "return", "int", "double", "float", "char", </text:p>
      <text:p text:style-name="P8">"long", "short", "sizeof", "typedef", "switch", "case", "struct", "const", "void", "exit"};</text:p>
      <text:p text:style-name="P8"><text:soft-page-break/>char arithmeticsymbols[] = {'*','+','-','/', '%'};</text:p>
      <text:p text:style-name="P3"/>
      <text:p text:style-name="P8">int isKeyword(char *str) {</text:p>
      <text:p text:style-name="P8">for (int i = 0; i &lt; sizeof(Keywords) / sizeof(char *); i++) {</text:p>
      <text:p text:style-name="P8">if (strcmp(str, Keywords[i]) == 0)</text:p>
      <text:p text:style-name="P8">return 1;</text:p>
      <text:p text:style-name="P8">}</text:p>
      <text:p text:style-name="P8">return 0;</text:p>
      <text:p text:style-name="P8">}</text:p>
      <text:p text:style-name="P3"/>
      <text:p text:style-name="P8">int charBelongsTo(int c, char *arr, int len) {</text:p>
      <text:p text:style-name="P8">for (int i = 0; i &lt; len; i++) {</text:p>
      <text:p text:style-name="P8">if (c == arr[i])</text:p>
      <text:p text:style-name="P8">return 1;</text:p>
      <text:p text:style-name="P8">}</text:p>
      <text:p text:style-name="P8">return 0;</text:p>
      <text:p text:style-name="P8">}</text:p>
      <text:p text:style-name="P3"/>
      <text:p text:style-name="P8">void fillToken(struct token *tkn, char c, int row, int col, char *type) {</text:p>
      <text:p text:style-name="P8">tkn-&gt;row = row;</text:p>
      <text:p text:style-name="P8">tkn-&gt;col = col;</text:p>
      <text:p text:style-name="P8">strcpy(tkn-&gt;type, type);</text:p>
      <text:p text:style-name="P8">tkn-&gt;token_name[0] = c;</text:p>
      <text:p text:style-name="P8">tkn-&gt;token_name[1] = '\0';</text:p>
      <text:p text:style-name="P8">}</text:p>
      <text:p text:style-name="P3"/>
      <text:p text:style-name="P8">void newLine() {</text:p>
      <text:p text:style-name="P8">++row;</text:p>
      <text:p text:style-name="P8">col = 1;</text:p>
      <text:p text:style-name="P8">}</text:p>
      <text:p text:style-name="P3"/>
      <text:p text:style-name="P8">struct token getNextToken(FILE *fin) {</text:p>
      <text:p text:style-name="P8">int c, d;</text:p>
      <text:p text:style-name="P8">struct token tkn = {.row = -1};</text:p>
      <text:p text:style-name="P8">int gotToken = 0;</text:p>
      <text:p text:style-name="P3"/>
      <text:p text:style-name="P8">while (!gotToken &amp;&amp; (c = getc(fin)) != EOF) {</text:p>
      <text:p text:style-name="P3"/>
      <text:p text:style-name="P8">if (c == '/') {</text:p>
      <text:p text:style-name="P8">d = getc(fin);</text:p>
      <text:p text:style-name="P8">if (d == '/') { </text:p>
      <text:p text:style-name="P8">while ((c = getc(fin)) != EOF &amp;&amp; c != '\n') {</text:p>
      <text:p text:style-name="P8">++col;</text:p>
      <text:p text:style-name="P8">}</text:p>
      <text:p text:style-name="P8">if (c == '\n') {</text:p>
      <text:p text:style-name="P8">newLine(); </text:p>
      <text:p text:style-name="P8">}</text:p>
      <text:p text:style-name="P8">continue;</text:p>
      <text:p text:style-name="P8">} else if (d == '*') { </text:p>
      <text:p text:style-name="P8">do {</text:p>
      <text:p text:style-name="P8">if (c == '\n') {</text:p>
      <text:p text:style-name="P8"><text:soft-page-break/>newLine(); </text:p>
      <text:p text:style-name="P8">}</text:p>
      <text:p text:style-name="P8">while ((c = getc(fin)) != EOF &amp;&amp; c != '*') {</text:p>
      <text:p text:style-name="P8">++col;</text:p>
      <text:p text:style-name="P8">}</text:p>
      <text:p text:style-name="P8">if (c == '*') {</text:p>
      <text:p text:style-name="P8">d = getc(fin);</text:p>
      <text:p text:style-name="P8">}</text:p>
      <text:p text:style-name="P8">} while (c != EOF &amp;&amp; d != '/');</text:p>
      <text:p text:style-name="P8">continue;</text:p>
      <text:p text:style-name="P8">} else {</text:p>
      <text:p text:style-name="P8">fseek(fin, -1, SEEK_CUR); </text:p>
      <text:p text:style-name="P8">--col; </text:p>
      <text:p text:style-name="P8">}</text:p>
      <text:p text:style-name="P8">}</text:p>
      <text:p text:style-name="P3"/>
      <text:p text:style-name="P8">if (c == '\n') {</text:p>
      <text:p text:style-name="P8">newLine(); </text:p>
      <text:p text:style-name="P8">continue;</text:p>
      <text:p text:style-name="P8">}</text:p>
      <text:p text:style-name="P3"/>
      <text:p text:style-name="P8">if (charBelongsTo(c, specialsymbols, sizeof(specialsymbols) / sizeof(char))) {</text:p>
      <text:p text:style-name="P8">fillToken(&amp;tkn, c, row, col, (char[]){c, '\0'});</text:p>
      <text:p text:style-name="P8">gotToken = 1;</text:p>
      <text:p text:style-name="P8">++col;</text:p>
      <text:p text:style-name="P8">}</text:p>
      <text:p text:style-name="P3"/>
      <text:p text:style-name="P8">else if (charBelongsTo(c, arithmeticsymbols, sizeof(arithmeticsymbols) / sizeof(char))) {</text:p>
      <text:p text:style-name="P8">d = getc(fin);</text:p>
      <text:p text:style-name="P8">if (d == '=' || (c == '+' || c == '-') &amp;&amp; d == c) {</text:p>
      <text:p text:style-name="P8">fillToken(&amp;tkn, c, row, col, (char[]){c, c == '=' ? '=' : '\0', '\0'});</text:p>
      <text:p text:style-name="P8">col += 2;</text:p>
      <text:p text:style-name="P8">} else {</text:p>
      <text:p text:style-name="P8">fillToken(&amp;tkn, c, row, col, (char[]){c, '\0'});</text:p>
      <text:p text:style-name="P8">++col;</text:p>
      <text:p text:style-name="P8">fseek(fin, -1, SEEK_CUR);</text:p>
      <text:p text:style-name="P8">}</text:p>
      <text:p text:style-name="P8">gotToken = 1;</text:p>
      <text:p text:style-name="P8">}</text:p>
      <text:p text:style-name="P3"/>
      <text:p text:style-name="P8">else if (c == '=' || c == '&lt;' || c == '&gt;' || c == '!') {</text:p>
      <text:p text:style-name="P8">d = getc(fin);</text:p>
      <text:p text:style-name="P8">if (d == '=') {</text:p>
      <text:p text:style-name="P8">fillToken(&amp;tkn, c, row, col, (char[]){c, '=', '\0'});</text:p>
      <text:p text:style-name="P8">col += 2;</text:p>
      <text:p text:style-name="P8">} else {</text:p>
      <text:p text:style-name="P8">fillToken(&amp;tkn, c, row, col, (char[]){c, '\0'});</text:p>
      <text:p text:style-name="P8">++col;</text:p>
      <text:p text:style-name="P8">fseek(fin, -1, SEEK_CUR);</text:p>
      <text:p text:style-name="P8">}</text:p>
      <text:p text:style-name="P8">gotToken = 1;</text:p>
      <text:p text:style-name="P8"><text:soft-page-break/>}</text:p>
      <text:p text:style-name="P3"/>
      <text:p text:style-name="P8">else if (isdigit(c)) {</text:p>
      <text:p text:style-name="P8">tkn.row = row;</text:p>
      <text:p text:style-name="P8">tkn.col = col++;</text:p>
      <text:p text:style-name="P8">tkn.token_name[0] = c;</text:p>
      <text:p text:style-name="P8">int k = 1;</text:p>
      <text:p text:style-name="P8">while ((c = getc(fin)) != EOF &amp;&amp; isdigit(c)) {</text:p>
      <text:p text:style-name="P8">tkn.token_name[k++] = c;</text:p>
      <text:p text:style-name="P8">++col;</text:p>
      <text:p text:style-name="P8">}</text:p>
      <text:p text:style-name="P8">tkn.token_name[k] = '\0';</text:p>
      <text:p text:style-name="P8">strcpy(tkn.type, "Number");</text:p>
      <text:p text:style-name="P8">gotToken = 1;</text:p>
      <text:p text:style-name="P8">fseek(fin, -1, SEEK_CUR);</text:p>
      <text:p text:style-name="P8">}</text:p>
      <text:p text:style-name="P3"/>
      <text:p text:style-name="P8">else if (isspace(c)) {</text:p>
      <text:p text:style-name="P8">if (c == '\n') {</text:p>
      <text:p text:style-name="P8">newLine(); </text:p>
      <text:p text:style-name="P8">} else {</text:p>
      <text:p text:style-name="P8">++col; </text:p>
      <text:p text:style-name="P8">}</text:p>
      <text:p text:style-name="P8">continue;</text:p>
      <text:p text:style-name="P8">}</text:p>
      <text:p text:style-name="P3"/>
      <text:p text:style-name="P8">else if (isalpha(c) || c == '_') {</text:p>
      <text:p text:style-name="P8">tkn.row = row;</text:p>
      <text:p text:style-name="P8">tkn.col = col++;</text:p>
      <text:p text:style-name="P8">tkn.token_name[0] = c;</text:p>
      <text:p text:style-name="P8">int k = 1;</text:p>
      <text:p text:style-name="P8">while ((c = getc(fin)) != EOF &amp;&amp; isalnum(c)) {</text:p>
      <text:p text:style-name="P8">tkn.token_name[k++] = c;</text:p>
      <text:p text:style-name="P8">++col;</text:p>
      <text:p text:style-name="P8">}</text:p>
      <text:p text:style-name="P8">tkn.token_name[k] = '\0';</text:p>
      <text:p text:style-name="P8">strcpy(tkn.type, isKeyword(tkn.token_name) ? "Keyword" : "Identifier");</text:p>
      <text:p text:style-name="P8">gotToken = 1;</text:p>
      <text:p text:style-name="P8">fseek(fin, -1, SEEK_CUR);</text:p>
      <text:p text:style-name="P8">}</text:p>
      <text:p text:style-name="P3"/>
      <text:p text:style-name="P8">else if (c == '"') {</text:p>
      <text:p text:style-name="P8">tkn.row = row;</text:p>
      <text:p text:style-name="P8">tkn.col = col;</text:p>
      <text:p text:style-name="P8">strcpy(tkn.type, "StringLiteral");</text:p>
      <text:p text:style-name="P8">int k = 1;</text:p>
      <text:p text:style-name="P8">tkn.token_name[0] = '"';</text:p>
      <text:p text:style-name="P8">while ((c = getc(fin)) != EOF &amp;&amp; c != '"') {</text:p>
      <text:p text:style-name="P8">tkn.token_name[k++] = c;</text:p>
      <text:p text:style-name="P8">++col;</text:p>
      <text:p text:style-name="P8">}</text:p>
      <text:p text:style-name="P8"><text:soft-page-break/>tkn.token_name[k] = '"';</text:p>
      <text:p text:style-name="P8">gotToken = 1;</text:p>
      <text:p text:style-name="P8">}</text:p>
      <text:p text:style-name="P3"/>
      <text:p text:style-name="P8">else {</text:p>
      <text:p text:style-name="P8">++col;</text:p>
      <text:p text:style-name="P8">}</text:p>
      <text:p text:style-name="P8">}</text:p>
      <text:p text:style-name="P8">return tkn;</text:p>
      <text:p text:style-name="P8">}</text:p>
      <text:p text:style-name="P3"/>
      <text:p text:style-name="P8">int main() {</text:p>
      <text:p text:style-name="P8">FILE *fin = fopen("testy.c", "r"); </text:p>
      <text:p text:style-name="P8">FILE *out_fp = fopen("q2_out", "w"); </text:p>
      <text:p text:style-name="P8">if (fin == NULL) {</text:p>
      <text:p text:style-name="P8">printf("Unable to open the source file.\n");</text:p>
      <text:p text:style-name="P8">return 1;</text:p>
      <text:p text:style-name="P8">}</text:p>
      <text:p text:style-name="P3"/>
      <text:p text:style-name="P8">struct token tkn;</text:p>
      <text:p text:style-name="P8">while (1) {</text:p>
      <text:p text:style-name="P8">tkn = getNextToken(fin); </text:p>
      <text:p text:style-name="P8">if (tkn.row == -1) break; </text:p>
      <text:p text:style-name="P3"/>
      <text:p text:style-name="P8">fprintf(out_fp, "&lt;%s, %d, %d, %s&gt;\n", tkn.token_name, tkn.row, tkn.col, tkn.type);</text:p>
      <text:p text:style-name="P8">}</text:p>
      <text:p text:style-name="P3"/>
      <text:p text:style-name="P8">fclose(fin); </text:p>
      <text:p text:style-name="P8">fclose(out_fp); </text:p>
      <text:p text:style-name="P8">return 0;</text:p>
      <text:p text:style-name="P8">}</text:p>
      <text:p text:style-name="P14"/>
      <text:p text:style-name="P18"/>
      <text:p text:style-name="P10"/>
      <text:p text:style-name="P9"/>
      <text:p text:style-name="P6">Input:</text:p>
      <text:p text:style-name="P6"/>
      <text:p text:style-name="P7">#include &lt;stdio.h&gt;</text:p>
      <text:p text:style-name="P3"/>
      <text:p text:style-name="P8">int main() {</text:p>
      <text:p text:style-name="P8">int a = 10;</text:p>
      <text:p text:style-name="P8">printf("Hello, World!");</text:p>
      <text:p text:style-name="P8">return 0;</text:p>
      <text:p text:style-name="P8">}</text:p>
      <text:p text:style-name="P14"/>
      <text:p text:style-name="P7"/>
      <text:p text:style-name="P6">Output:</text:p>
      <text:p text:style-name="P9"/>
      <text:p text:style-name="P8">&lt;int, 3, 1, Keyword&gt;</text:p>
      <text:p text:style-name="P8">&lt;main, 3, 5, Identifier&gt;</text:p>
      <text:p text:style-name="P8">&lt;(, 3, 9, (&gt;</text:p>
      <text:p text:style-name="P8"><text:soft-page-break/>&lt;), 3, 10, )&gt;</text:p>
      <text:p text:style-name="P8">&lt;{, 3, 12, {&gt;</text:p>
      <text:p text:style-name="P8">&lt;int, 4, 5, Keyword&gt;</text:p>
      <text:p text:style-name="P8">&lt;a, 4, 9, Identifier&gt;</text:p>
      <text:p text:style-name="P8">&lt;=, 4, 11, =&gt;</text:p>
      <text:p text:style-name="P8">&lt;10, 4, 13, Number&gt;</text:p>
      <text:p text:style-name="P8">&lt;;, 4, 15, ;&gt;</text:p>
      <text:p text:style-name="P8">&lt;printf, 5, 5, Identifier&gt;</text:p>
      <text:p text:style-name="P8">&lt;(, 5, 11, (&gt;</text:p>
      <text:p text:style-name="P8">&lt;"Hello, World!", 5, 12, StringLiteral&gt;</text:p>
      <text:p text:style-name="P8">&lt;), 5, 25, )&gt;</text:p>
      <text:p text:style-name="P8">&lt;;, 5, 26, ;&gt;</text:p>
      <text:p text:style-name="P8">&lt;return, 6, 5, Keyword&gt;</text:p>
      <text:p text:style-name="P8">&lt;0, 6, 12, Number&gt;</text:p>
      <text:p text:style-name="P8">&lt;;, 6, 13, ;&gt;</text:p>
      <text:p text:style-name="P8">&lt;}, 7, 1, }&gt;</text:p>
      <text:p text:style-name="P14"/>
      <text:p text:style-name="P9"/>
      <text:p text:style-name="P6"/>
      <text:p text:style-name="P2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9:47:24.884207665</meta:creation-date>
    <dc:date>2025-01-30T09:58:17.347374309</dc:date>
    <meta:editing-duration>PT10M53S</meta:editing-duration>
    <meta:editing-cycles>1</meta:editing-cycles>
    <meta:document-statistic meta:table-count="0" meta:image-count="0" meta:object-count="0" meta:page-count="11" meta:paragraph-count="447" meta:word-count="1624" meta:character-count="8585" meta:non-whitespace-character-count="7380"/>
    <meta:generator>LibreOffice/7.3.7.2$Linux_X86_64 LibreOffice_project/30$Build-2</meta:generator>
  </office:meta>
</office:document-meta>
</file>